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72.43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30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80008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1019" table:default-cell-style-name="Default"/>
        <table:table-row table:style-name="ro1">
          <table:table-cell office:value-type="string" calcext:value-type="string">
            <text:p>レンダリング名</text:p>
          </table:table-cell>
          <table:table-cell office:value-type="string" calcext:value-type="string">
            <text:p>シーケンスチェック</text:p>
          </table:table-cell>
          <table:table-cell office:value-type="string" calcext:value-type="string">
            <text:p>モーションチェック</text:p>
          </table:table-cell>
          <table:table-cell office:value-type="string" calcext:value-type="string">
            <text:p>AEタッチチェック</text:p>
          </table:table-cell>
          <table:table-cell office:value-type="string" calcext:value-type="string">
            <text:p>ＡＥ完了チェック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004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04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4_nick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4_nick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4_liz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4_liz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4_nin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4_nin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4_robo&amp;jun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4_robo&amp;jun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005-A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05-A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5-A_dragon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5-A_dragon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5-A_wolf_chara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5-A_wolf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005-B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05-B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5-B_dragon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5-B_dragon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005-C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05-C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5-C_wolf_chara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5-C_wolf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005-D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05-D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5-D_dragon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5-D_dragon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5-D_wolf_chara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5-D_wolf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005-E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05-E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5-E_wolf_chara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5-E_wolf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005-F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05-F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5-F_dragon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5-F_wolf_chara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5-F_wolf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5-F_nick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5-F_nick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006-A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06-A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6-A_nick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6-A_nick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6-A_liz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6-A_liz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6-A_nin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6-A_nin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6-A_robo&amp;jun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6-A_robo&amp;jun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006-B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06-B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6-B_nick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6-B_nick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007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07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7_nick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7_nick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7_nin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7_nin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008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08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8_nick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8_nick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8_dragon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8_dragon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009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09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9_nick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09_nick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010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10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10_nick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10_nick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10_dragon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10_dragon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011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11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11_nick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11_nick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11_dragon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11_dragon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013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13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13_nick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13_nick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13_liz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13_liz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014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14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14_nick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14_nick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14_liz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14_liz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027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27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27_dragon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27_dragon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028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28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28_nick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28_nick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28_liz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28_liz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28_nin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28_nin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28_robo&amp;jun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28_robo&amp;jun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28_dragon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28_dragon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029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29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29_robo&amp;jun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29_robo&amp;jun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030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30-1chara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1chara_nick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1chara_nick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1chara_liz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1chara_nin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1chara_nin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1dra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1dra_dragon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1dra_dragon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1robo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1robo_robo&amp;jun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1robo_robo&amp;jun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2chara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2chara_nick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2chara_nick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2chara_liz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2chara_liz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2chara_nin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2chara_nin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2dra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2dra_dragon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2dra_dragon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2robo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2robo_robo&amp;jun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2robo_robo&amp;jun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3chara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3chara_nick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3chara_nick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3chara_liz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3chara_liz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3chara_nin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3chara_nin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3dra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3dra_dragon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3dra_dragon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3robo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3robo_robo&amp;jun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3robo_robo&amp;jun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4chara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4chara_nick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4chara_liz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4chara_liz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4chara_nin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0-4chara_nin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1.aep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1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1_nick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1_nick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1_liz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1_liz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1_nin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1_nin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1_robo&amp;jun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1_robo&amp;jun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2.aep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2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2_nick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2_nick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2_liz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2_liz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2_nin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2_nin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2_robo&amp;jun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2_robo&amp;jun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033-A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33-A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3-A_dragon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3-A_dragon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033-B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33-B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3-B_robo&amp;jun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3-B_robo&amp;jun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033-C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33-C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3-C_dragon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3-C_dragon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034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34_BG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4_liz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4_liz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4_nin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4_robo&amp;jun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4_robo&amp;jun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035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35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5_dragon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5_dragon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036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36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6_nick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6_nick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6_liz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6_liz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6_nin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6_nin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6_robo&amp;juna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6_robo&amp;juna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037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37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7_nick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7_nick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7_dragon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7_dragon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038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38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8_nick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8_nick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039.aep</text:p>
          </table:table-cell>
          <table:table-cell table:style-name="ce2" office:value-type="string" calcext:value-type="string">
            <text:p>✓</text:p>
          </table:table-cell>
          <table:table-cell table:number-columns-repeated="3" table:style-name="ce2" office:value-type="string" calcext:value-type="string">
            <text:p>×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cut039_BG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9_nick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9_dragon_chara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t039_dragon_Pencil+4 line_.tga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×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nick_Pencil_c0</text:p>
            <text:p>liza_Pencil_c0</text:p>
            <text:p>nina_Pencil_c0</text:p>
            <text:p>robo&amp;juna_Pencil_c0</text:p>
            <text:p>dragon_Pencil_c0</text:p>
          </table:table-cell>
          <table:table-cell table:number-columns-repeated="1023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3:17:33.848000000</meta:creation-date>
    <dc:date>2020-02-13T14:44:01.597000000</dc:date>
    <meta:editing-duration>PT3M7S</meta:editing-duration>
    <meta:editing-cycles>1</meta:editing-cycles>
    <meta:document-statistic meta:table-count="1" meta:cell-count="1146" meta:object-count="0"/>
    <meta:generator>LibreOffice/6.2.2.2$Windows_X86_64 LibreOffice_project/2b840030fec2aae0fd2658d8d4f9548af4e3518d</meta:generator>
  </office:meta>
</office:document-meta>
</file>